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5f63df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5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officeooo:rsid="003a981d"/>
    </style:style>
    <style:style style:name="T32" style:family="text">
      <style:text-properties style:font-name="FreeSans" officeooo:rsid="003c4d8a"/>
    </style:style>
    <style:style style:name="T33" style:family="text">
      <style:text-properties style:font-name="FreeSans" officeooo:rsid="003f6b56"/>
    </style:style>
    <style:style style:name="T34" style:family="text">
      <style:text-properties style:font-name="FreeSans" fo:font-weight="bold" officeooo:rsid="0040ec5e" style:font-weight-asian="bold" style:font-weight-complex="bold"/>
    </style:style>
    <style:style style:name="T35" style:family="text">
      <style:text-properties style:font-name="FreeSans" fo:font-weight="bold" officeooo:rsid="00428e07" style:font-weight-asian="bold" style:font-weight-complex="bold"/>
    </style:style>
    <style:style style:name="T36" style:family="text">
      <style:text-properties style:font-name="FreeSans" fo:font-weight="bold" officeooo:rsid="004606e8" style:font-weight-asian="bold" style:font-weight-complex="bold"/>
    </style:style>
    <style:style style:name="T37" style:family="text">
      <style:text-properties style:font-name="FreeSans" fo:font-weight="bold" officeooo:rsid="004bb216" style:font-weight-asian="bold" style:font-weight-complex="bold"/>
    </style:style>
    <style:style style:name="T38" style:family="text">
      <style:text-properties style:font-name="FreeSans" fo:font-weight="bold" officeooo:rsid="004c6a15" style:font-weight-asian="bold" style:font-weight-complex="bold"/>
    </style:style>
    <style:style style:name="T39" style:family="text">
      <style:text-properties style:font-name="FreeSans" officeooo:rsid="004606e8"/>
    </style:style>
    <style:style style:name="T40" style:family="text">
      <style:text-properties style:font-name="FreeSans" officeooo:rsid="00208b95"/>
    </style:style>
    <style:style style:name="T41" style:family="text">
      <style:text-properties style:font-name="FreeSans" officeooo:rsid="0051f085"/>
    </style:style>
    <style:style style:name="T42" style:family="text">
      <style:text-properties style:font-name="FreeSans" officeooo:rsid="0052a397"/>
    </style:style>
    <style:style style:name="T43" style:family="text">
      <style:text-properties style:font-name="FreeSans" officeooo:rsid="0059d788"/>
    </style:style>
    <style:style style:name="T44" style:family="text">
      <style:text-properties style:font-name="FreeSans" officeooo:rsid="0040ec5e"/>
    </style:style>
    <style:style style:name="T45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46" style:family="text">
      <style:text-properties style:font-name="FreeSans" fo:font-size="11pt" officeooo:rsid="00676525" style:font-size-asian="11pt" style:font-size-complex="11pt"/>
    </style:style>
    <style:style style:name="T47" style:family="text">
      <style:text-properties style:font-name="FreeSans" fo:font-size="11pt" officeooo:rsid="006ab858" style:font-size-asian="11pt" style:font-size-complex="11pt"/>
    </style:style>
    <style:style style:name="T48" style:family="text">
      <style:text-properties officeooo:rsid="0026bac1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26bac1" style:font-weight-asian="normal" style:font-weight-complex="normal"/>
    </style:style>
    <style:style style:name="T51" style:family="text">
      <style:text-properties fo:font-weight="normal" officeooo:rsid="00318284" style:font-weight-asian="normal" style:font-weight-complex="normal"/>
    </style:style>
    <style:style style:name="T52" style:family="text">
      <style:text-properties officeooo:rsid="002e4179"/>
    </style:style>
    <style:style style:name="T53" style:family="text">
      <style:text-properties officeooo:rsid="002fe437"/>
    </style:style>
    <style:style style:name="T54" style:family="text">
      <style:text-properties officeooo:rsid="0059d788"/>
    </style:style>
    <style:style style:name="T55" style:family="text">
      <style:text-properties officeooo:rsid="005d0fb7"/>
    </style:style>
    <style:style style:name="T56" style:family="text">
      <style:text-properties officeooo:rsid="00437059"/>
    </style:style>
    <style:style style:name="T57" style:family="text">
      <style:text-properties officeooo:rsid="00676525"/>
    </style:style>
    <style:style style:name="T58" style:family="text">
      <style:text-properties officeooo:rsid="007417d1"/>
    </style:style>
    <style:style style:name="T59" style:family="text">
      <style:text-properties officeooo:rsid="00780ece"/>
    </style:style>
    <style:style style:name="T60" style:family="text">
      <style:text-properties officeooo:rsid="007c6e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502740943" text:style-name="L1">
        <text:list-item>
          <text:p text:style-name="P3">Aula – 1 <text:span text:style-name="T52">Introdução ao Curso e Conceitos Básicos</text:span></text:p>
          <text:list>
            <text:list-item>
              <text:p text:style-name="P8">[ Etapa 1 ] - Apresentação</text:p>
              <text:list>
                <text:list-item>
                  <text:p text:style-name="P9">Minha Formação</text:p>
                </text:list-item>
                <text:list-item>
                  <text:p text:style-name="P10">Onde trabalho</text:p>
                </text:list-item>
                <text:list-item>
                  <text:p text:style-name="P10">Com quê trabalho</text:p>
                </text:list-item>
                <text:list-item>
                  <text:p text:style-name="P10">O que me motiva estudar sempre</text:p>
                </text:list-item>
                <text:list-item>
                  <text:p text:style-name="P11">O que é estrutura de dados</text:p>
                </text:list-item>
                <text:list-item>
                  <text:p text:style-name="P11">A importância do assunto na tecnologia</text:p>
                </text:list-item>
                <text:list-item>
                  <text:p text:style-name="P11">A importância do assunto no dia-a-dia</text:p>
                </text:list-item>
                <text:list-item>
                  <text:p text:style-name="P12">Apresentação da ementa do curso</text:p>
                </text:list-item>
              </text:list>
            </text:list-item>
            <text:list-item>
              <text:p text:style-name="P28"><text:span text:style-name="T40">[ Etapa </text:span><text:span text:style-name="T43">2</text:span><text:span text:style-name="T40"> ] <text:s/>-</text:span><text:span text:style-name="T41">Conceito</text:span><text:span text:style-name="T40"> de Memória</text:span></text:p>
              <text:list>
                <text:list-item>
                  <text:p text:style-name="P13">Tipos de memória do computador</text:p>
                </text:list-item>
                <text:list-item>
                  <text:p text:style-name="P13">Ideia geral do funcionamento da memória ram</text:p>
                </text:list-item>
                <text:list-item>
                  <text:p text:style-name="P14">Alocação de memória (Ideia geral)</text:p>
                </text:list-item>
              </text:list>
            </text:list-item>
            <text:list-item>
              <text:p text:style-name="P29"><text:span text:style-name="T3">[ Etapa </text:span><text:span text:style-name="T43">3</text:span><text:span text:style-name="T3"> ] - </text:span><text:span text:style-name="T42">Instalação e Configuração do Ambiente</text:span></text:p>
              <text:list>
                <text:list-item>
                  <text:p text:style-name="P15">Instalação do Java JDK 11</text:p>
                </text:list-item>
                <text:list-item>
                  <text:p text:style-name="P15">Instalação da IDE Intelij</text:p>
                </text:list-item>
                <text:list-item>
                  <text:p text:style-name="P15">Rodar o primeiro programa</text:p>
                </text:list-item>
              </text:list>
            </text:list-item>
            <text:list-item>
              <text:p text:style-name="P30"><text:span text:style-name="T3">[ Etapa </text:span><text:span text:style-name="T43">4</text:span><text:span text:style-name="T3"> ] - </text:span><text:span text:style-name="T4">Atribuição e Referência em Java</text:span></text:p>
              <text:list>
                <text:list-item>
                  <text:p text:style-name="P46"><text:span text:style-name="T4">D</text:span><text:span text:style-name="T2">iferença de atribuição de Valor e por referência</text:span></text:p>
                </text:list-item>
                <text:list-item>
                  <text:p text:style-name="P14">Como o <text:span text:style-name="T1">J</text:span>ava trabalha com tipo<text:span text:style-name="T1">s</text:span> primitivo em memória</text:p>
                </text:list-item>
                <text:list-item>
                  <text:p text:style-name="P14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0">[ Etapa <text:span text:style-name="T54">5</text:span> ] - Conceito de <text:span text:style-name="T57">N</text:span>ó e Encadeamento de <text:span text:style-name="T57">N</text:span>ó</text:p>
              <text:list>
                <text:list-item>
                  <text:p text:style-name="P16">Explicação teoria de um nó</text:p>
                </text:list-item>
                <text:list-item>
                  <text:p text:style-name="P16">Implementação da classe nó com Java</text:p>
                </text:list-item>
                <text:list-item>
                  <text:p text:style-name="P16">Encadeamento de vários nós</text:p>
                </text:list-item>
              </text:list>
            </text:list-item>
            <text:list-item>
              <text:p text:style-name="P17">[ Etapa 6 ] - Generics em Java</text:p>
              <text:list>
                <text:list-item>
                  <text:p text:style-name="P18">O que é?</text:p>
                </text:list-item>
                <text:list-item>
                  <text:p text:style-name="P18">Como utilizar</text:p>
                </text:list-item>
                <text:list-item>
                  <text:p text:style-name="P18">Vantagens da utilização</text:p>
                </text:list-item>
              </text:list>
            </text:list-item>
            <text:list-item>
              <text:p text:style-name="P31"><text:span text:style-name="T46">[ Etapa </text:span><text:span text:style-name="T47">7</text:span><text:span text:style-name="T46"> ] - </text:span><text:span text:style-name="T47">Refatoração da Classe No</text:span></text:p>
              <text:list>
                <text:list-item>
                  <text:p text:style-name="P19">Codificação</text:p>
                </text:list-item>
              </text:list>
            </text:list-item>
          </text:list>
        </text:list-item>
        <text:list-item>
          <text:p text:style-name="P4"><text:soft-page-break/>Aula – <text:span text:style-name="T48">2 </text:span><text:span text:style-name="T52">Pilhas </text:span><text:span text:style-name="T53">[LIFO: Last In, First Out]</text:span></text:p>
          <text:list>
            <text:list-item>
              <text:p text:style-name="P5"><text:span text:style-name="T50">[ </text:span><text:span text:style-name="T49">Etapa 1 ] - Explicação teórica do conceito de Pilhas</text:span></text:p>
            </text:list-item>
            <text:list-item>
              <text:p text:style-name="P21"><text:span text:style-name="T49">[ Etapa 2 ] - Implementação da classe Pilha (Métodos: </text:span><text:span text:style-name="T51">Top, Push e Pop</text:span><text:span text:style-name="T49"> )</text:span></text:p>
            </text:list-item>
            <text:list-item>
              <text:p text:style-name="P22">[ Etapa 3 ] - Utilização da Classe Pilha</text:p>
            </text:list-item>
          </text:list>
        </text:list-item>
        <text:list-item>
          <text:p text:style-name="P6">Aula – 3 Filas [FIFO: First in, First Out]</text:p>
          <text:list>
            <text:list-item>
              <text:p text:style-name="P32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2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3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4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4"><text:span text:style-name="T9">[ Etapa </text:span><text:span text:style-name="T26">5</text:span><text:span text:style-name="T9"> ] - </text:span><text:span text:style-name="T25">Refatoração para utilização de </text:span><text:span text:style-name="T45">generics</text:span></text:p>
            </text:list-item>
          </text:list>
        </text:list-item>
        <text:list-item>
          <text:p text:style-name="P7">Aula – 4 Listas Encadeadas</text:p>
          <text:list>
            <text:list-item>
              <text:p text:style-name="P35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5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45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35"><text:span text:style-name="T6">[ Etapa </text:span><text:span text:style-name="T30">X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47"><text:span text:style-name="T2">Aula – </text:span><text:span text:style-name="T31">5</text:span><text:span text:style-name="T2"> Listas </text:span><text:span text:style-name="T31">Duplamente</text:span><text:span text:style-name="T2"> Encadeadas</text:span></text:p>
          <text:list>
            <text:list-item>
              <text:p text:style-name="P37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7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</text:span></text:p>
            </text:list-item>
            <text:list-item>
              <text:p text:style-name="P37"><text:span text:style-name="T6">[ Etapa </text:span><text:span text:style-name="T29">4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  <text:list-item>
          <text:p text:style-name="P49"><text:span text:style-name="T31">A</text:span><text:span text:style-name="T2">ula – 6 Listas Circulares</text:span></text:p>
          <text:list>
            <text:list-item>
              <text:p text:style-name="P38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8"><text:span text:style-name="T9">[ Etapa </text:span><text:span text:style-name="T29">3</text:span><text:span text:style-name="T9"> ] - Implementação da classe </text:span><text:span text:style-name="T13">Lista</text:span><text:span text:style-name="T20">Circular</text:span></text:p>
            </text:list-item>
            <text:list-item>
              <text:p text:style-name="P38"><text:span text:style-name="T6">[ Etapa </text:span><text:span text:style-name="T29">4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48"><text:span text:style-name="T2">Aula – </text:span><text:span text:style-name="T39">7</text:span><text:span text:style-name="T2"> </text:span><text:span text:style-name="T33">Á</text:span><text:span text:style-name="T32">rvores</text:span></text:p>
          <text:list>
            <text:list-item>
              <text:p text:style-name="P39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50"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3">[ Etapa 3 ] - A interface Comparable</text:p>
            </text:list-item>
            <text:list-item>
              <text:p text:style-name="P40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39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39"><text:soft-page-break/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24">[ <text:span text:style-name="T56">Etapa</text:span> <text:span text:style-name="T58">7</text:span> ] - Implementação da classe ArvoreBinaria</text:p>
            </text:list-item>
            <text:list-item>
              <text:p text:style-name="P25">[ Etapa <text:span text:style-name="T58">8</text:span> ] - Utilização da classe ArvoreBinaria</text:p>
            </text:list-item>
          </text:list>
        </text:list-item>
        <text:list-item>
          <text:p text:style-name="P41"><text:span text:style-name="T34">Aula – </text:span><text:span text:style-name="T36">8</text:span><text:span text:style-name="T34"> </text:span><text:span text:style-name="T37">Principais </text:span><text:span text:style-name="T35">Implementações </text:span><text:span text:style-name="T38">das estruturas de dados </text:span><text:span text:style-name="T35">do</text:span><text:span text:style-name="T34"> Java</text:span></text:p>
          <text:list>
            <text:list-item>
              <text:p text:style-name="P51"><text:span text:style-name="T44">[ </text:span><text:span text:style-name="T2">Etapa 1</text:span><text:span text:style-name="T44"> </text:span><text:span text:style-name="T2">] - Conceitos de equals e hashCode</text:span></text:p>
            </text:list-item>
            <text:list-item>
              <text:p text:style-name="P42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43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44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6">[ Etapa <text:span text:style-name="T55">5</text:span> ] - Set <text:span text:style-name="T59">(</text:span>HashSet<text:span text:style-name="T59">)</text:span></text:p>
            </text:list-item>
            <text:list-item>
              <text:p text:style-name="P26">[ Etapa <text:span text:style-name="T55">6</text:span> ] - Map <text:span text:style-name="T59">(</text:span>HashMap<text:span text:style-name="T59">)</text:span></text:p>
            </text:list-item>
            <text:list-item>
              <text:p text:style-name="P27">[ <text:span text:style-name="T56">Etapa</text:span> <text:span text:style-name="T55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5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5T00:07:05.335000000</dc:date>
    <meta:editing-duration>PT14H36M12S</meta:editing-duration>
    <meta:editing-cycles>68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76" meta:word-count="661" meta:character-count="3149" meta:non-whitespace-character-count="2630"/>
  </office:meta>
</office:document-meta>
</file>